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7.763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/>
    </style:style>
    <style:style style:name="ce9" style:family="table-cell" style:parent-style-name="Default" style:data-style-name="N100">
      <style:table-cell-properties fo:border="0.74pt solid #000000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25" style:family="table-cell" style:parent-style-name="Default" style:data-style-name="N116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 table:print="false">
        <table:table-column table:style-name="co1" table:default-cell-style-name="ce6"/>
        <table:table-column table:style-name="co2" table:visibility="collapse" table:default-cell-style-name="ce6"/>
        <table:table-column table:style-name="co3" table:default-cell-style-name="ce26"/>
        <table:table-column table:style-name="co4" table:number-columns-repeated="16381" table:default-cell-style-name="ce6"/>
        <table:table-row table:style-name="ro1">
          <table:table-cell table:style-name="ce2"/>
          <table:table-cell table:style-name="ce9" office:value-type="string" calcext:value-type="string">
            <text:p>NOME</text:p>
          </table:table-cell>
          <table:table-cell table:style-name="ce21" office:value-type="string" calcext:value-type="string">
            <text:p>MATRÍCULA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h</text:p>
          </table:table-cell>
          <table:table-cell table:style-name="Default" table:number-columns-repeated="16378"/>
        </table:table-row>
        <table:table-header-rows>
          <table:table-row table:style-name="ro1">
            <table:table-cell table:style-name="ce2" office:value-type="float" office:value="1" calcext:value-type="float">
              <text:p>1</text:p>
            </table:table-cell>
            <table:table-cell table:style-name="ce7" office:value-type="string" calcext:value-type="string">
              <text:p>RAIMUNDO CARLOS LOPES MACIEL</text:p>
            </table:table-cell>
            <table:table-cell table:style-name="ce10" office:value-type="float" office:value="201620482511" calcext:value-type="float">
              <text:p>201620482511</text:p>
            </table:table-cell>
            <table:table-cell table:style-name="ce25" table:formula="of:= 30 + RAND()" office:value-type="float" office:value="30.812237503799" calcext:value-type="float">
              <text:p>30,8122</text:p>
            </table:table-cell>
            <table:table-cell table:style-name="ce25" table:formula="of:= 40 + RAND()" office:value-type="float" office:value="40.9041316529048" calcext:value-type="float">
              <text:p>40,9041</text:p>
            </table:table-cell>
            <table:table-cell table:style-name="ce25" table:formula="of:= 12 + RAND()" office:value-type="float" office:value="12.2433517892487" calcext:value-type="float">
              <text:p>12,2434</text:p>
            </table:table-cell>
            <table:table-cell table:number-columns-repeated="16378"/>
          </table:table-row>
        </table:table-header-rows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/>
          <table:table-cell table:style-name="ce11" office:value-type="float" office:value="201910123411" calcext:value-type="float">
            <text:p>201910123411</text:p>
          </table:table-cell>
          <table:table-cell table:style-name="ce25" table:formula="of:= 30 + RAND()" office:value-type="float" office:value="30.7855705938256" calcext:value-type="float">
            <text:p>30,7856</text:p>
          </table:table-cell>
          <table:table-cell table:style-name="ce25" table:formula="of:= 40 + RAND()" office:value-type="float" office:value="40.9938094485259" calcext:value-type="float">
            <text:p>40,9938</text:p>
          </table:table-cell>
          <table:table-cell table:style-name="ce25" table:formula="of:= 12 + RAND()" office:value-type="float" office:value="12.5752496793295" calcext:value-type="float">
            <text:p>12,5752</text:p>
          </table:table-cell>
          <table:table-cell table:number-columns-repeated="1637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LUCAS HENRIQUE LEITE DA SILVA DOS SANTOS</text:p>
          </table:table-cell>
          <table:table-cell table:style-name="ce11" office:value-type="float" office:value="201910126611" calcext:value-type="float">
            <text:p>201910126611</text:p>
          </table:table-cell>
          <table:table-cell table:style-name="ce25" table:formula="of:= 30 + RAND()" office:value-type="float" office:value="30.3894625612785" calcext:value-type="float">
            <text:p>30,3895</text:p>
          </table:table-cell>
          <table:table-cell table:style-name="ce25" table:formula="of:= 40 + RAND()" office:value-type="float" office:value="40.8302113426226" calcext:value-type="float">
            <text:p>40,8302</text:p>
          </table:table-cell>
          <table:table-cell table:style-name="ce25" table:formula="of:= 12 + RAND()" office:value-type="float" office:value="12.8436379553825" calcext:value-type="float">
            <text:p>12,8436</text:p>
          </table:table-cell>
          <table:table-cell table:style-name="Default" table:number-columns-repeated="1637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MATHEUS MENDONCA DE CASTRO</text:p>
          </table:table-cell>
          <table:table-cell table:style-name="ce11" office:value-type="float" office:value="201920484511" calcext:value-type="float">
            <text:p>201920484511</text:p>
          </table:table-cell>
          <table:table-cell table:style-name="ce25" table:formula="of:= 30 + RAND()" office:value-type="float" office:value="30.005241150349" calcext:value-type="float">
            <text:p>30,0052</text:p>
          </table:table-cell>
          <table:table-cell table:style-name="ce25" table:formula="of:= 40 + RAND()" office:value-type="float" office:value="40.83866142396" calcext:value-type="float">
            <text:p>40,8387</text:p>
          </table:table-cell>
          <table:table-cell table:style-name="ce25" table:formula="of:= 12 + RAND()" office:value-type="float" office:value="12.9330853548989" calcext:value-type="float">
            <text:p>12,9331</text:p>
          </table:table-cell>
          <table:table-cell table:number-columns-repeated="1637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MARIA CLARA TEODORO SIQUEIRA</text:p>
          </table:table-cell>
          <table:table-cell table:style-name="ce11" office:value-type="float" office:value="202020485011" calcext:value-type="float">
            <text:p>202020485011</text:p>
          </table:table-cell>
          <table:table-cell table:style-name="ce25" table:formula="of:= 30 + RAND()" office:value-type="float" office:value="30.8711933926217" calcext:value-type="float">
            <text:p>30,8712</text:p>
          </table:table-cell>
          <table:table-cell table:style-name="ce25" table:formula="of:= 40 + RAND()" office:value-type="float" office:value="40.9977864061116" calcext:value-type="float">
            <text:p>40,9978</text:p>
          </table:table-cell>
          <table:table-cell table:style-name="ce25" table:formula="of:= 12 + RAND()" office:value-type="float" office:value="12.0569407958521" calcext:value-type="float">
            <text:p>12,0569</text:p>
          </table:table-cell>
          <table:table-cell table:number-columns-repeated="1637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11" office:value-type="float" office:value="202210078511" calcext:value-type="float">
            <text:p>202210078511</text:p>
          </table:table-cell>
          <table:table-cell table:style-name="ce25" table:formula="of:= 30 + RAND()" office:value-type="float" office:value="30.2118973878592" calcext:value-type="float">
            <text:p>30,2119</text:p>
          </table:table-cell>
          <table:table-cell table:style-name="ce25" table:formula="of:= 40 + RAND()" office:value-type="float" office:value="40.063171753761" calcext:value-type="float">
            <text:p>40,0632</text:p>
          </table:table-cell>
          <table:table-cell table:style-name="ce25" table:formula="of:= 12 + RAND()" office:value-type="float" office:value="12.575225812913" calcext:value-type="float">
            <text:p>12,5752</text:p>
          </table:table-cell>
          <table:table-cell table:number-columns-repeated="1637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VINICIUS ALMEIDA MARTINS</text:p>
          </table:table-cell>
          <table:table-cell table:style-name="ce11" office:value-type="float" office:value="202310093911" calcext:value-type="float">
            <text:p>202310093911</text:p>
          </table:table-cell>
          <table:table-cell table:style-name="ce25" table:formula="of:= 30 + RAND()" office:value-type="float" office:value="30.8319884499047" calcext:value-type="float">
            <text:p>30,8320</text:p>
          </table:table-cell>
          <table:table-cell table:style-name="ce25" table:formula="of:= 40 + RAND()" office:value-type="float" office:value="40.7407224717835" calcext:value-type="float">
            <text:p>40,7407</text:p>
          </table:table-cell>
          <table:table-cell table:style-name="ce25" table:formula="of:= 12 + RAND()" office:value-type="float" office:value="12.0677192622836" calcext:value-type="float">
            <text:p>12,0677</text:p>
          </table:table-cell>
          <table:table-cell table:number-columns-repeated="1637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JULIA COCO DA SILVA</text:p>
          </table:table-cell>
          <table:table-cell table:style-name="ce11" office:value-type="float" office:value="202320422911" calcext:value-type="float">
            <text:p>202320422911</text:p>
          </table:table-cell>
          <table:table-cell table:style-name="ce25" table:formula="of:= 30 + RAND()" office:value-type="float" office:value="30.7228448468753" calcext:value-type="float">
            <text:p>30,7228</text:p>
          </table:table-cell>
          <table:table-cell table:style-name="ce25" table:formula="of:= 40 + RAND()" office:value-type="float" office:value="40.0450442326928" calcext:value-type="float">
            <text:p>40,0450</text:p>
          </table:table-cell>
          <table:table-cell table:style-name="ce25" table:formula="of:= 12 + RAND()" office:value-type="float" office:value="12.7019452213521" calcext:value-type="float">
            <text:p>12,7019</text:p>
          </table:table-cell>
          <table:table-cell table:number-columns-repeated="1637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HENRIQUE MESSIAS PIMENTA</text:p>
          </table:table-cell>
          <table:table-cell table:style-name="ce11" office:value-type="float" office:value="202410105211" calcext:value-type="float">
            <text:p>202410105211</text:p>
          </table:table-cell>
          <table:table-cell table:style-name="ce25" table:formula="of:= 30 + RAND()" office:value-type="float" office:value="30.5672207480708" calcext:value-type="float">
            <text:p>30,5672</text:p>
          </table:table-cell>
          <table:table-cell table:style-name="ce25" table:formula="of:= 40 + RAND()" office:value-type="float" office:value="40.2529135196977" calcext:value-type="float">
            <text:p>40,2529</text:p>
          </table:table-cell>
          <table:table-cell table:style-name="ce25" table:formula="of:= 12 + RAND()" office:value-type="float" office:value="12.4399845409016" calcext:value-type="float">
            <text:p>12,4400</text:p>
          </table:table-cell>
          <table:table-cell table:number-columns-repeated="1637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/>
          <table:table-cell table:style-name="ce11" office:value-type="float" office:value="202410105911" calcext:value-type="float">
            <text:p>202410105911</text:p>
          </table:table-cell>
          <table:table-cell table:style-name="ce25" table:formula="of:= 30 + RAND()" office:value-type="float" office:value="30.5200526569409" calcext:value-type="float">
            <text:p>30,5201</text:p>
          </table:table-cell>
          <table:table-cell table:style-name="ce25" table:formula="of:= 40 + RAND()" office:value-type="float" office:value="40.7255558261633" calcext:value-type="float">
            <text:p>40,7256</text:p>
          </table:table-cell>
          <table:table-cell table:style-name="ce25" table:formula="of:= 12 + RAND()" office:value-type="float" office:value="12.4553296328" calcext:value-type="float">
            <text:p>12,4553</text:p>
          </table:table-cell>
          <table:table-cell table:number-columns-repeated="1637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/>
          <table:table-cell table:style-name="ce11" office:value-type="float" office:value="202420600211" calcext:value-type="float">
            <text:p>202420600211</text:p>
          </table:table-cell>
          <table:table-cell table:style-name="ce25" table:formula="of:= 30 + RAND()" office:value-type="float" office:value="30.4188578808536" calcext:value-type="float">
            <text:p>30,4189</text:p>
          </table:table-cell>
          <table:table-cell table:style-name="ce25" table:formula="of:= 40 + RAND()" office:value-type="float" office:value="40.24148488152" calcext:value-type="float">
            <text:p>40,2415</text:p>
          </table:table-cell>
          <table:table-cell table:style-name="ce25" table:formula="of:= 12 + RAND()" office:value-type="float" office:value="12.1797561388546" calcext:value-type="float">
            <text:p>12,1798</text:p>
          </table:table-cell>
          <table:table-cell table:number-columns-repeated="1637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LUIS FREDERICO DE MELO PAPINI</text:p>
          </table:table-cell>
          <table:table-cell table:style-name="ce11" office:value-type="float" office:value="202510110011" calcext:value-type="float">
            <text:p>202510110011</text:p>
          </table:table-cell>
          <table:table-cell table:style-name="ce25" table:formula="of:= 30 + RAND()" office:value-type="float" office:value="30.0661574735063" calcext:value-type="float">
            <text:p>30,0662</text:p>
          </table:table-cell>
          <table:table-cell table:style-name="ce25" table:formula="of:= 40 + RAND()" office:value-type="float" office:value="40.9467278168839" calcext:value-type="float">
            <text:p>40,9467</text:p>
          </table:table-cell>
          <table:table-cell table:style-name="ce25" table:formula="of:= 12 + RAND()" office:value-type="float" office:value="12.819660990655" calcext:value-type="float">
            <text:p>12,8197</text:p>
          </table:table-cell>
          <table:table-cell table:number-columns-repeated="16378"/>
        </table:table-row>
        <table:table-row table:style-name="ro1" table:number-rows-repeated="2">
          <table:table-cell table:style-name="Default" table:number-columns-repeated="16384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2:Planilha1.F1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date-style style:name="N115">
      <number:day number:style="long"/>
      <number:text>/</number:text>
      <number:month number:style="long"/>
    </number:date-style>
    <number:number-style style:name="N11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0.674cm" fo:margin-bottom="0.639cm" fo:margin-left="0.993cm" fo:margin-right="1.06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CÁLCULO NUMÉRICO - MATEMÁTICA - TRABALHO 2 - VALORES DE a, b, h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11:34:25.169504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8-20T20:46:01.089000000</meta:creation-date>
    <dc:date>2025-09-18T11:36:06.309274700</dc:date>
    <meta:editing-duration>PT2H21M45S</meta:editing-duration>
    <meta:editing-cycles>78</meta:editing-cycles>
    <meta:generator>LibreOffice/25.2.5.2$Windows_X86_64 LibreOffice_project/03d19516eb2e1dd5d4ccd751a0d6f35f35e08022</meta:generator>
    <meta:print-date>2025-04-13T16:11:16.234795800</meta:print-date>
    <meta:printed-by>Arquivos PDF</meta:printed-by>
    <meta:document-statistic meta:table-count="1" meta:cell-count="73" meta:object-count="0"/>
  </office:meta>
</office:document-meta>
</file>